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stroke="none" svg:stroke-color="#000000" draw:fill="none" draw:fill-color="#ffffff" fo:min-height="2.6cm"/>
    </style:style>
    <style:style style:name="gr7" style:family="graphic" style:parent-style-name="standard">
      <style:graphic-properties draw:stroke="none" svg:stroke-color="#000000" draw:fill="none" draw:fill-color="#ffffff" fo:min-height="2.1cm"/>
    </style:style>
    <style:style style:name="gr8" style:family="graphic" style:parent-style-name="standard">
      <style:graphic-properties draw:stroke="none" svg:stroke-color="#000000" draw:fill="none" draw:fill-color="#ffffff" fo:min-height="2.8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6cm" svg:height="2.9cm" svg:x="10.4cm" svg:y="1.1cm">
          <text:p text:style-name="P1">Calculate 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6cm" svg:height="2.9cm" svg:x="19cm" svg:y="6.2cm">
          <text:p text:style-name="P1">Display 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7.6cm" svg:height="2.9cm" svg:x="1.901cm" svg:y="6.201cm">
          <text:p text:style-name="P1">Input hours minutes </text:p>
          <text:p text:style-name="P1">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6cm" svg:height="2.9cm" svg:x="10.401cm" svg:y="6.201cm">
          <text:p text:style-name="P1">Calculate total 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7.6cm" svg:height="2.9cm" svg:x="5.801cm" svg:y="13.401cm">
          <text:p text:style-name="P1">Convert hours to </text:p>
          <text:p text:style-name="P1">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6cm" svg:height="2.9cm" svg:x="14.701cm" svg:y="13.401cm">
          <text:p text:style-name="P1">Convert minutes to</text:p>
          <text:p text:style-name="P1">Second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5.701cm" svg:y1="6.201cm" svg:x2="10.4cm" svg:y2="2.55cm" draw:start-shape="id1" draw:start-glue-point="4" draw:end-shape="id2" draw:end-glue-point="5" svg:d="M5701 6201c0-2434 1566-3651 4699-3651" svg:viewBox="0 0 4700 3652">
          <text:p/>
        </draw:connector>
        <draw:connector draw:style-name="gr2" draw:text-style-name="P1" draw:layer="layout" draw:type="curve" svg:x1="14.2cm" svg:y1="4cm" svg:x2="14.201cm" svg:y2="6.201cm" draw:start-shape="id2" draw:start-glue-point="6" draw:end-shape="id3" draw:end-glue-point="4" svg:d="M14200 4000c0 1651 1 551 1 2201" svg:viewBox="0 0 2 2202">
          <text:p/>
        </draw:connector>
        <draw:connector draw:style-name="gr2" draw:text-style-name="P1" draw:layer="layout" draw:type="curve" svg:x1="18cm" svg:y1="2.55cm" svg:x2="22.8cm" svg:y2="6.2cm" draw:start-shape="id2" draw:start-glue-point="7" draw:end-shape="id4" draw:end-glue-point="4" svg:d="M18000 2550c3200 0 4800 1216 4800 3650" svg:viewBox="0 0 4801 3651">
          <text:p/>
        </draw:connector>
        <draw:connector draw:style-name="gr2" draw:text-style-name="P1" draw:layer="layout" draw:type="curve" svg:x1="14.201cm" svg:y1="6.201cm" svg:x2="14.2cm" svg:y2="4cm" draw:start-shape="id3" draw:start-glue-point="4" draw:end-shape="id2" draw:end-glue-point="6" svg:d="M14201 6201c0-1650-1-550-1-2201" svg:viewBox="0 0 2 2202">
          <text:p/>
        </draw:connector>
        <draw:connector draw:style-name="gr3" draw:text-style-name="P1" draw:layer="layout" draw:type="curve" svg:x1="14.201cm" svg:y1="9.101cm" svg:x2="9.601cm" svg:y2="13.401cm" draw:start-shape="id3" draw:start-glue-point="6" draw:end-shape="id5" draw:end-glue-point="4" svg:d="M14201 9101c0 3226-4600 1077-4600 4300" svg:viewBox="0 0 4601 4301">
          <text:p/>
        </draw:connector>
        <draw:connector draw:style-name="gr3" draw:text-style-name="P1" draw:layer="layout" draw:type="curve" svg:x1="14.201cm" svg:y1="9.101cm" svg:x2="18.501cm" svg:y2="13.401cm" draw:start-shape="id3" draw:start-glue-point="6" draw:end-shape="id6" draw:end-glue-point="4" svg:d="M14201 9101c0 3226 4300 1077 4300 4300" svg:viewBox="0 0 4301 4301">
          <text:p/>
        </draw:connector>
        <draw:frame draw:style-name="gr4" draw:layer="layout" svg:width="3.2cm" svg:height="2.384cm" svg:x="14.7cm" svg:y="4.016cm">
          <draw:text-box>
            <text:p>Hours minutes , seconds </text:p>
          </draw:text-box>
        </draw:frame>
        <draw:frame draw:style-name="gr5" draw:layer="layout" svg:width="3.1cm" svg:height="2.25cm" svg:x="10.8cm" svg:y="4.1cm">
          <draw:text-box>
            <text:p>Seconds </text:p>
          </draw:text-box>
        </draw:frame>
        <draw:frame draw:style-name="gr6" draw:layer="layout" svg:width="4.7cm" svg:height="2.85cm" svg:x="5.4cm" svg:y="1.35cm">
          <draw:text-box>
            <text:p>Hours minutes ,seconds </text:p>
          </draw:text-box>
        </draw:frame>
        <draw:frame draw:style-name="gr7" draw:layer="layout" svg:width="6.3cm" svg:height="2.35cm" svg:x="22.8cm" svg:y="4.9cm">
          <draw:text-box>
            <text:p>Seconds</text:p>
          </draw:text-box>
        </draw:frame>
        <draw:frame draw:style-name="gr6" draw:layer="layout" svg:width="6.2cm" svg:height="2.85cm" svg:x="7.8cm" svg:y="11.65cm">
          <draw:text-box>
            <text:p>Hours </text:p>
            <text:p/>
            <text:p/>
          </draw:text-box>
        </draw:frame>
        <draw:frame draw:style-name="gr8" draw:layer="layout" svg:width="4.2cm" svg:height="3.05cm" svg:x="11cm" svg:y="9.4cm">
          <draw:text-box>
            <text:p>Seconds </text:p>
          </draw:text-box>
        </draw:frame>
        <draw:frame draw:style-name="gr9" draw:layer="layout" svg:width="5cm" svg:height="1.15cm" svg:x="14.7cm" svg:y="9.3cm">
          <draw:text-box>
            <text:p>Seconds </text:p>
          </draw:text-box>
        </draw:frame>
        <draw:frame draw:style-name="gr4" draw:layer="layout" svg:width="5.1cm" svg:height="1.75cm" svg:x="18.6cm" svg:y="11.65cm">
          <draw:text-box>
            <text:p>Minute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2:04:14.061000000</meta:creation-date>
    <dc:date>2014-12-02T12:33:44.623000000</dc:date>
    <meta:editing-duration>PT14M10S</meta:editing-duration>
    <meta:editing-cycles>2</meta:editing-cycles>
    <meta:generator>LibreOffice/4.2.5.2$Windows_x86 LibreOffice_project/61cb170a04bb1f12e77c884eab9192be736ec5f5</meta:generator>
    <meta:document-statistic meta:object-count="20"/>
  </office:meta>
</office:document-meta>
</file>